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c5d5a9" fo:min-height="2.20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T1" style:family="text">
      <style:text-properties fo:color="#000000" fo:font-size="20pt" style:text-underline-style="solid" style:text-underline-width="auto" style:text-underline-color="#008000"/>
    </style:style>
    <style:style style:name="T2" style:family="text">
      <style:text-properties fo:color="#00ae00" fo:font-size="20pt" style:text-underline-style="solid" style:text-underline-width="auto" style:text-underline-color="#008000"/>
    </style:style>
    <style:style style:name="T3" style:family="text">
      <style:text-properties fo:color="#ff8080" fo:font-size="20pt" style:text-underline-style="solid" style:text-underline-width="auto" style:text-underline-color="#008000"/>
    </style:style>
    <style:style style:name="T4" style:family="text">
      <style:text-properties fo:color="#cc6633" fo:font-size="20pt" style:text-underline-style="solid" style:text-underline-width="auto" style:text-underline-color="#008000"/>
    </style:style>
    <style:style style:name="T5" style:family="text">
      <style:text-properties fo:color="#ff8080" fo:font-size="20pt"/>
    </style:style>
    <style:style style:name="T6" style:family="text">
      <style:text-properties fo:color="#ff8080" fo:font-size="32pt"/>
    </style:style>
    <style:style style:name="T7" style:family="text">
      <style:text-properties fo:color="#ff8080" fo:font-size="28pt"/>
    </style:style>
    <style:style style:name="T8" style:family="text">
      <style:text-properties fo:color="#ff8080"/>
    </style:style>
    <style:style style:name="T9" style:family="text">
      <style:text-properties fo:color="#ff8080" fo:font-size="10pt"/>
    </style:style>
    <style:style style:name="T10" style:family="text">
      <style:text-properties fo:color="#00ae00" fo:font-size="10pt"/>
    </style:style>
    <style:style style:name="T11" style:family="text">
      <style:text-properties fo:color="#00ae00" fo:font-size="14pt"/>
    </style:style>
    <style:style style:name="T12" style:family="text">
      <style:text-properties fo:color="#00ae00"/>
    </style:style>
    <style:style style:name="T13" style:family="text">
      <style:text-properties fo:color="#00ae00" fo:font-size="16pt"/>
    </style:style>
    <style:style style:name="T14" style:family="text">
      <style:text-properties fo:color="#00ae00" fo:font-size="20pt"/>
    </style:style>
    <style:style style:name="T15" style:family="text">
      <style:text-properties fo:color="#00ae00" fo:font-size="24pt"/>
    </style:style>
    <style:style style:name="T16" style:family="text">
      <style:text-properties fo:color="#00ae00" fo:font-size="28pt"/>
    </style:style>
    <style:style style:name="T17" style:family="text">
      <style:text-properties fo:color="#00ae00" fo:font-size="48pt"/>
    </style:style>
    <style:style style:name="T18" style:family="text">
      <style:text-properties fo:color="#00ae00" fo:font-size="36pt"/>
    </style:style>
    <style:style style:name="T19" style:family="text">
      <style:text-properties fo:color="#00ae00" fo:font-size="32pt"/>
    </style:style>
    <style:style style:name="T20" style:family="text">
      <style:text-properties fo:color="#00ae00" fo:font-size="22pt"/>
    </style:style>
    <style:style style:name="T21" style:family="text">
      <style:text-properties fo:color="#ff6633" fo:font-size="10pt"/>
    </style:style>
    <style:style style:name="T22" style:family="text">
      <style:text-properties fo:color="#ff6633"/>
    </style:style>
    <style:style style:name="T23" style:family="text">
      <style:text-properties fo:color="#ff6633" fo:font-size="28pt"/>
    </style:style>
    <style:style style:name="T24" style:family="text">
      <style:text-properties fo:color="#ff6633" fo:font-size="3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9.48cm" svg:height="14.222cm" svg:x="1cm" svg:y="0.235cm">
          <draw:text-box>
            <text:p text:style-name="P1"/>
            <text:p text:style-name="P2"><text:span text:style-name="T1">Tag </text:span><text:span text:style-name="T2">overlap</text:span><text:span text:style-name="T1"> for </text:span><text:span text:style-name="T3">Jimi Hendrix</text:span><text:span text:style-name="T1"> and </text:span><text:span text:style-name="T4">Eric Clapton</text:span></text:p>
            <text:p text:style-name="P1"><text:span text:style-name="T5"/></text:p>
            <text:p text:style-name="P1"><text:span text:style-name="T6">psychedelic rock</text:span><text:span text:style-name="T7"> acid rock woodstock legend</text:span><text:span text:style-name="T8"> hard rock classic progressive rock </text:span><text:span text:style-name="T9">seattle experimental guitar hero </text:span></text:p>
            <text:p text:style-name="P1"><text:span text:style-name="T10">70s guitar guitar god</text:span><text:span text:style-name="T11"> guitar hero hard rock</text:span><text:span text:style-name="T12"> </text:span><text:span text:style-name="T13">singer-songwriter</text:span><text:span text:style-name="T12"> rock </text:span><text:span text:style-name="T14">blues</text:span><text:span text:style-name="T12"> </text:span><text:span text:style-name="T15">classic rock</text:span><text:span text:style-name="T12"> </text:span><text:span text:style-name="T16">guitar virtuoso</text:span><text:span text:style-name="T12"> <text:s/></text:span><text:span text:style-name="T17">guitar gods </text:span><text:span text:style-name="T18">oldies</text:span><text:span text:style-name="T12"> </text:span><text:span text:style-name="T19">god</text:span><text:span text:style-name="T12"> </text:span><text:span text:style-name="T16">psychedelic </text:span><text:span text:style-name="T20">rock</text:span><text:span text:style-name="T12"> </text:span><text:span text:style-name="T20">classic</text:span><text:span text:style-name="T12"> 60s </text:span><text:span text:style-name="T10">legend alternative jazz rock and roll </text:span><text:span text:style-name="T21">guitar god rock oldies classic rock </text:span><text:span text:style-name="T22">guitar virtuoso guitar gods guitar 70s blues acoustic soft rock rock and roll god 80s </text:span><text:span text:style-name="T23">pop singer-songwriter 60s</text:span><text:span text:style-name="T22"> </text:span><text:span text:style-name="T24">british</text:span></text:p>
            <text:p text:style-name="P1"/>
            <text:p text:style-name="P1"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5.2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meta:initial-creator>Paul Lamere</meta:initial-creator>
    <meta:creation-date>2008-09-22T09:42:36</meta:creation-date>
    <dc:creator>Paul Lamere</dc:creator>
    <dc:date>2008-09-22T09:56:52</dc:date>
    <dc:language>en-US</dc:language>
    <meta:editing-cycles>3</meta:editing-cycles>
    <meta:editing-duration>PT14M18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